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1.17">
            <text:p>31.170</text:p>
          </table:table-cell>
          <table:table-cell office:value-type="float" office:value="10">
            <text:p>10</text:p>
          </table:table-cell>
          <table:table-cell table:formula="of:=[.C3]*1.01" office:value-type="float" office:value="34.4310716490672">
            <text:p>34.431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9.8">
            <text:p>9.80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0.8252968290298">
            <text:p>10.8253</text:p>
          </table:table-cell>
          <table:table-cell table:style-name="ce3" office:value-type="float" office:value="7.11">
            <text:p>7.11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7.85386331167367">
            <text:p>7.8539</text:p>
          </table:table-cell>
          <table:table-cell table:style-name="ce3" office:value-type="float" office:value="14.71">
            <text:p>14.71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6.2489914647988">
            <text:p>16.2490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1.17">
            <text:p>31.1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4.0901699495715">
            <text:p>34.0902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9.8">
            <text:p>9.80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0.7181156723067">
            <text:p>10.7181</text:p>
          </table:table-cell>
          <table:table-cell table:style-name="ce4" table:formula="of:=[.V2]" office:value-type="float" office:value="7.11">
            <text:p>7.11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7.77610228878581">
            <text:p>7.7761</text:p>
          </table:table-cell>
          <table:table-cell table:style-name="ce4" table:formula="of:=[.Y2]" office:value-type="float" office:value="14.71">
            <text:p>14.71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6.088110361187">
            <text:p>16.088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1.17">
            <text:p>31.1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3.7526435144273">
            <text:p>33.7526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9.8">
            <text:p>9.80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0.6119957151552">
            <text:p>10.6120</text:p>
          </table:table-cell>
          <table:table-cell table:style-name="ce4" table:formula="of:=[.V3]" office:value-type="float" office:value="7.11">
            <text:p>7.11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7.69911117701565">
            <text:p>7.6991</text:p>
          </table:table-cell>
          <table:table-cell table:style-name="ce4" table:formula="of:=[.Y3]" office:value-type="float" office:value="14.71">
            <text:p>14.71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5.9288221397891">
            <text:p>15.928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1.17">
            <text:p>31.1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3.4184589251755">
            <text:p>33.418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9.8">
            <text:p>9.80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0.5069264506487">
            <text:p>10.5069</text:p>
          </table:table-cell>
          <table:table-cell table:style-name="ce4" table:formula="of:=[.V4]" office:value-type="float" office:value="7.11">
            <text:p>7.11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7.62288235348084">
            <text:p>7.6229</text:p>
          </table:table-cell>
          <table:table-cell table:style-name="ce4" table:formula="of:=[.Y4]" office:value-type="float" office:value="14.71">
            <text:p>14.71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5.7711110294941">
            <text:p>15.7711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1.17">
            <text:p>31.1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3.0875830942332">
            <text:p>33.087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9.8">
            <text:p>9.80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0.4028974758898">
            <text:p>10.4029</text:p>
          </table:table-cell>
          <table:table-cell table:style-name="ce4" table:formula="of:=[.V5]" office:value-type="float" office:value="7.11">
            <text:p>7.11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7.54740827077311">
            <text:p>7.5474</text:p>
          </table:table-cell>
          <table:table-cell table:style-name="ce4" table:formula="of:=[.Y5]" office:value-type="float" office:value="14.71">
            <text:p>14.71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5.6149614153407">
            <text:p>15.615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1.17">
            <text:p>31.1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2.759983261617">
            <text:p>32.760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9.8">
            <text:p>9.80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0.29989849098">
            <text:p>10.2999</text:p>
          </table:table-cell>
          <table:table-cell table:style-name="ce4" table:formula="of:=[.V6]" office:value-type="float" office:value="7.11">
            <text:p>7.11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7.472681456211">
            <text:p>7.4727</text:p>
          </table:table-cell>
          <table:table-cell table:style-name="ce4" table:formula="of:=[.Y6]" office:value-type="float" office:value="14.71">
            <text:p>14.71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5.460357836971">
            <text:p>15.4604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1.17">
            <text:p>31.1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2.4356269917">
            <text:p>32.435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9.8">
            <text:p>9.80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0.197919298">
            <text:p>10.1979</text:p>
          </table:table-cell>
          <table:table-cell table:style-name="ce4" table:formula="of:=[.V7]" office:value-type="float" office:value="7.11">
            <text:p>7.11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7.3986945111">
            <text:p>7.3987</text:p>
          </table:table-cell>
          <table:table-cell table:style-name="ce4" table:formula="of:=[.Y7]" office:value-type="float" office:value="14.71">
            <text:p>14.71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5.3072849871">
            <text:p>15.307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1.17">
            <text:p>31.1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2.11448217">
            <text:p>32.114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9.8">
            <text:p>9.80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0.0969498">
            <text:p>10.0969</text:p>
          </table:table-cell>
          <table:table-cell table:style-name="ce4" table:formula="of:=[.V8]" office:value-type="float" office:value="7.11">
            <text:p>7.11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7.32544011">
            <text:p>7.3254</text:p>
          </table:table-cell>
          <table:table-cell table:style-name="ce4" table:formula="of:=[.Y8]" office:value-type="float" office:value="14.71">
            <text:p>14.71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5.15572771">
            <text:p>15.155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1.17">
            <text:p>31.1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1.796517">
            <text:p>31.796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9.8">
            <text:p>9.80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9.99698">
            <text:p>9.9970</text:p>
          </table:table-cell>
          <table:table-cell table:style-name="ce4" table:formula="of:=[.V9]" office:value-type="float" office:value="7.11">
            <text:p>7.11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7.252911">
            <text:p>7.2529</text:p>
          </table:table-cell>
          <table:table-cell table:style-name="ce4" table:formula="of:=[.Y9]" office:value-type="float" office:value="14.71">
            <text:p>14.71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5.005671">
            <text:p>15.0057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1.17">
            <text:p>31.1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1.4817">
            <text:p>31.481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9.8">
            <text:p>9.80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9.898">
            <text:p>9.8980</text:p>
          </table:table-cell>
          <table:table-cell table:style-name="ce4" table:formula="of:=[.V10]" office:value-type="float" office:value="7.11">
            <text:p>7.11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7.1811">
            <text:p>7.1811</text:p>
          </table:table-cell>
          <table:table-cell table:style-name="ce4" table:formula="of:=[.Y10]" office:value-type="float" office:value="14.71">
            <text:p>14.71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4.8571">
            <text:p>14.8571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1.17">
            <text:p>31.1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1.17">
            <text:p>31.1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9.8">
            <text:p>9.80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9.8">
            <text:p>9.8000</text:p>
          </table:table-cell>
          <table:table-cell table:style-name="ce4" table:formula="of:=[.V11]" office:value-type="float" office:value="7.11">
            <text:p>7.11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.11">
            <text:p>7.1100</text:p>
          </table:table-cell>
          <table:table-cell table:style-name="ce4" table:formula="of:=[.Y11]" office:value-type="float" office:value="14.71">
            <text:p>14.71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4.71">
            <text:p>14.71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1.17">
            <text:p>31.1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0.8613861386139">
            <text:p>30.8614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9.8">
            <text:p>9.80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9.7029702970297">
            <text:p>9.7030</text:p>
          </table:table-cell>
          <table:table-cell table:style-name="ce4" table:formula="of:=[.V12]" office:value-type="float" office:value="7.11">
            <text:p>7.11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03960396039604">
            <text:p>7.0396</text:p>
          </table:table-cell>
          <table:table-cell table:style-name="ce4" table:formula="of:=[.Y12]" office:value-type="float" office:value="14.71">
            <text:p>14.71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4.5643564356436">
            <text:p>14.564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1.17">
            <text:p>31.1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0.5558278600137">
            <text:p>30.555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9.8">
            <text:p>9.80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9.60690128418782">
            <text:p>9.6069</text:p>
          </table:table-cell>
          <table:table-cell table:style-name="ce4" table:formula="of:=[.V13]" office:value-type="float" office:value="7.11">
            <text:p>7.11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6.96990491128321">
            <text:p>6.9699</text:p>
          </table:table-cell>
          <table:table-cell table:style-name="ce4" table:formula="of:=[.Y13]" office:value-type="float" office:value="14.71">
            <text:p>14.71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4.4201548867758">
            <text:p>14.420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1.17">
            <text:p>31.1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0.2532949109047">
            <text:p>30.253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9.8">
            <text:p>9.80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9.51178344969092">
            <text:p>9.5118</text:p>
          </table:table-cell>
          <table:table-cell table:style-name="ce4" table:formula="of:=[.V14]" office:value-type="float" office:value="7.11">
            <text:p>7.11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6.90089595176555">
            <text:p>6.9009</text:p>
          </table:table-cell>
          <table:table-cell table:style-name="ce4" table:formula="of:=[.Y14]" office:value-type="float" office:value="14.71">
            <text:p>14.71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4.2773810760157">
            <text:p>14.2774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1.17">
            <text:p>31.1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9.9537573375294">
            <text:p>29.953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9.8">
            <text:p>9.80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9.4176073759316">
            <text:p>9.4176</text:p>
          </table:table-cell>
          <table:table-cell table:style-name="ce4" table:formula="of:=[.V15]" office:value-type="float" office:value="7.11">
            <text:p>7.11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6.83257024927282">
            <text:p>6.8326</text:p>
          </table:table-cell>
          <table:table-cell table:style-name="ce4" table:formula="of:=[.Y15]" office:value-type="float" office:value="14.71">
            <text:p>14.71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4.1360208673422">
            <text:p>14.1360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1.17">
            <text:p>31.1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9.6571854827024">
            <text:p>29.6572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9.8">
            <text:p>9.80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9.32436373854614">
            <text:p>9.3244</text:p>
          </table:table-cell>
          <table:table-cell table:style-name="ce4" table:formula="of:=[.V16]" office:value-type="float" office:value="7.11">
            <text:p>7.11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6.76492103888398">
            <text:p>6.7649</text:p>
          </table:table-cell>
          <table:table-cell table:style-name="ce4" table:formula="of:=[.Y16]" office:value-type="float" office:value="14.71">
            <text:p>14.71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3.9960602646953">
            <text:p>13.996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1.17">
            <text:p>31.1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9.3635499828736">
            <text:p>29.363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9.8">
            <text:p>9.80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9.23204330549123">
            <text:p>9.2320</text:p>
          </table:table-cell>
          <table:table-cell table:style-name="ce4" table:formula="of:=[.V17]" office:value-type="float" office:value="7.11">
            <text:p>7.11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6.69794162265741">
            <text:p>6.6979</text:p>
          </table:table-cell>
          <table:table-cell table:style-name="ce4" table:formula="of:=[.Y17]" office:value-type="float" office:value="14.71">
            <text:p>14.71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3.8574854105894">
            <text:p>13.8575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1.17">
            <text:p>31.1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9.0728217652214">
            <text:p>29.0728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9.8">
            <text:p>9.80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9.14063693612993">
            <text:p>9.1406</text:p>
          </table:table-cell>
          <table:table-cell table:style-name="ce4" table:formula="of:=[.V18]" office:value-type="float" office:value="7.11">
            <text:p>7.11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6.63162536896773">
            <text:p>6.6316</text:p>
          </table:table-cell>
          <table:table-cell table:style-name="ce4" table:formula="of:=[.Y18]" office:value-type="float" office:value="14.71">
            <text:p>14.71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3.720282584742">
            <text:p>13.7203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1.17">
            <text:p>31.1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8.7849720447737">
            <text:p>28.7850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9.8">
            <text:p>9.80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9.05013558032666">
            <text:p>9.0501</text:p>
          </table:table-cell>
          <table:table-cell table:style-name="ce4" table:formula="of:=[.V19]" office:value-type="float" office:value="7.11">
            <text:p>7.11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6.56596571184924">
            <text:p>6.5660</text:p>
          </table:table-cell>
          <table:table-cell table:style-name="ce4" table:formula="of:=[.Y19]" office:value-type="float" office:value="14.71">
            <text:p>14.71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3.5844382027148">
            <text:p>13.5844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1.17">
            <text:p>31.1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8.4999723215581">
            <text:p>28.5000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9.8">
            <text:p>9.80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8.96053027755115">
            <text:p>8.9605</text:p>
          </table:table-cell>
          <table:table-cell table:style-name="ce4" table:formula="of:=[.V20]" office:value-type="float" office:value="7.11">
            <text:p>7.11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6.50095615034578">
            <text:p>6.5010</text:p>
          </table:table-cell>
          <table:table-cell table:style-name="ce4" table:formula="of:=[.Y20]" office:value-type="float" office:value="14.71">
            <text:p>14.71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3.4499388145691">
            <text:p>13.449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1.17">
            <text:p>31.1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8.2177943777803">
            <text:p>28.217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9.8">
            <text:p>9.80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8.87181215599123">
            <text:p>8.8718</text:p>
          </table:table-cell>
          <table:table-cell table:style-name="ce4" table:formula="of:=[.V21]" office:value-type="float" office:value="7.11">
            <text:p>7.11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6.43659024786711">
            <text:p>6.4366</text:p>
          </table:table-cell>
          <table:table-cell table:style-name="ce4" table:formula="of:=[.Y21]" office:value-type="float" office:value="14.71">
            <text:p>14.71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3.3167711035338">
            <text:p>13.3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075">
            <text:p>1.07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18746878481704">
            <text:p>1.1875</text:p>
          </table:table-cell>
          <table:table-cell table:style-name="ce3" office:value-type="float" office:value="1.069">
            <text:p>1.069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084105206458">
            <text:p>1.180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075">
            <text:p>1.07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17571166813569">
            <text:p>1.1757</text:p>
          </table:table-cell>
          <table:table-cell table:style-name="ce4" table:formula="of:=[.Y25]" office:value-type="float" office:value="1.069">
            <text:p>1.069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6914955649958">
            <text:p>1.169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075">
            <text:p>1.07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16407095855019">
            <text:p>1.1641</text:p>
          </table:table-cell>
          <table:table-cell table:style-name="ce4" table:formula="of:=[.Y26]" office:value-type="float" office:value="1.069">
            <text:p>1.069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5757381831642">
            <text:p>1.1576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075">
            <text:p>1.07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15254550351504">
            <text:p>1.1525</text:p>
          </table:table-cell>
          <table:table-cell table:style-name="ce4" table:formula="of:=[.Y27]" office:value-type="float" office:value="1.069">
            <text:p>1.069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4611269140239">
            <text:p>1.1461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075">
            <text:p>1.07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14113416189608">
            <text:p>1.1411</text:p>
          </table:table-cell>
          <table:table-cell table:style-name="ce4" table:formula="of:=[.Y28]" office:value-type="float" office:value="1.069">
            <text:p>1.069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3476504099247">
            <text:p>1.134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075">
            <text:p>1.07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1298358038575">
            <text:p>1.1298</text:p>
          </table:table-cell>
          <table:table-cell table:style-name="ce4" table:formula="of:=[.Y29]" office:value-type="float" office:value="1.069">
            <text:p>1.069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35297435569">
            <text:p>1.1235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075">
            <text:p>1.07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1864931075">
            <text:p>1.1186</text:p>
          </table:table-cell>
          <table:table-cell table:style-name="ce4" table:formula="of:=[.Y30]" office:value-type="float" office:value="1.069">
            <text:p>1.069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240568669">
            <text:p>1.112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075">
            <text:p>1.07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07573575">
            <text:p>1.1076</text:p>
          </table:table-cell>
          <table:table-cell table:style-name="ce4" table:formula="of:=[.Y31]" office:value-type="float" office:value="1.069">
            <text:p>1.069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1391769">
            <text:p>1.101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075">
            <text:p>1.07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0966075">
            <text:p>1.0966</text:p>
          </table:table-cell>
          <table:table-cell table:style-name="ce4" table:formula="of:=[.Y32]" office:value-type="float" office:value="1.069">
            <text:p>1.069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04869">
            <text:p>1.090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075">
            <text:p>1.07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08575">
            <text:p>1.0858</text:p>
          </table:table-cell>
          <table:table-cell table:style-name="ce4" table:formula="of:=[.Y33]" office:value-type="float" office:value="1.069">
            <text:p>1.069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7969">
            <text:p>1.079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075">
            <text:p>1.07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075">
            <text:p>1.0750</text:p>
          </table:table-cell>
          <table:table-cell table:style-name="ce4" table:formula="of:=[.Y34]" office:value-type="float" office:value="1.069">
            <text:p>1.069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69">
            <text:p>1.069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075">
            <text:p>1.07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06435643564356">
            <text:p>1.0644</text:p>
          </table:table-cell>
          <table:table-cell table:style-name="ce4" table:formula="of:=[.Y35]" office:value-type="float" office:value="1.069">
            <text:p>1.069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5841584158416">
            <text:p>1.058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075">
            <text:p>1.07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05381825311244">
            <text:p>1.0538</text:p>
          </table:table-cell>
          <table:table-cell table:style-name="ce4" table:formula="of:=[.Y36]" office:value-type="float" office:value="1.069">
            <text:p>1.069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47936476816">
            <text:p>1.047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075">
            <text:p>1.07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04338440902222">
            <text:p>1.0434</text:p>
          </table:table-cell>
          <table:table-cell table:style-name="ce4" table:formula="of:=[.Y37]" office:value-type="float" office:value="1.069">
            <text:p>1.069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3756086813465">
            <text:p>1.0376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075">
            <text:p>1.07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3305387031903">
            <text:p>1.0331</text:p>
          </table:table-cell>
          <table:table-cell table:style-name="ce4" table:formula="of:=[.Y38]" office:value-type="float" office:value="1.069">
            <text:p>1.069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2728798825213">
            <text:p>1.027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075">
            <text:p>1.07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2282561417726">
            <text:p>1.0228</text:p>
          </table:table-cell>
          <table:table-cell table:style-name="ce4" table:formula="of:=[.Y39]" office:value-type="float" office:value="1.069">
            <text:p>1.069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1711682005161">
            <text:p>1.017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075">
            <text:p>1.07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1269862789827">
            <text:p>1.0127</text:p>
          </table:table-cell>
          <table:table-cell table:style-name="ce4" table:formula="of:=[.Y40]" office:value-type="float" office:value="1.069">
            <text:p>1.069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0704635648675">
            <text:p>1.00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075">
            <text:p>1.07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0267190881017">
            <text:p>1.0027</text:p>
          </table:table-cell>
          <table:table-cell table:style-name="ce4" table:formula="of:=[.Y41]" office:value-type="float" office:value="1.069">
            <text:p>1.069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97075600481928">
            <text:p>0.997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075">
            <text:p>1.07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992744464168486">
            <text:p>0.9927</text:p>
          </table:table-cell>
          <table:table-cell table:style-name="ce4" table:formula="of:=[.Y42]" office:value-type="float" office:value="1.069">
            <text:p>1.069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87203564833592">
            <text:p>0.9872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075">
            <text:p>1.07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982915311057907">
            <text:p>0.9829</text:p>
          </table:table-cell>
          <table:table-cell table:style-name="ce4" table:formula="of:=[.Y43]" office:value-type="float" office:value="1.069">
            <text:p>1.069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77429272112467">
            <text:p>0.977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075">
            <text:p>1.07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973183476294957">
            <text:p>0.9732</text:p>
          </table:table-cell>
          <table:table-cell table:style-name="ce4" table:formula="of:=[.Y44]" office:value-type="float" office:value="1.069">
            <text:p>1.069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67751754566799">
            <text:p>0.9678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2015／03／05</text:date>, <text:time>15:06:4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5T15:06:44.33</dc:date>
    <meta:editing-duration>P24DT8H6M54S</meta:editing-duration>
    <meta:editing-cycles>54</meta:editing-cycles>
    <meta:generator>OpenOffice/4.1.1$Win32 OpenOffice.org_project/411m6$Build-9775</meta:generator>
    <meta:document-statistic meta:table-count="5" meta:cell-count="2243" meta:object-count="0"/>
  </office:meta>
</office:document-meta>
</file>